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5155" officeooo:paragraph-rsid="001c51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tamacion</text:p>
      <text:p text:style-name="P1"/>
      <text:p text:style-name="P1">Diego Mansilla</text:p>
      <text:p text:style-name="Standard">16:19</text:p>
      <text:p text:style-name="Standard"><text:a xlink:type="simple" xlink:href="https://www.templatemonster.com/prestashop-themes/tag/e-commerce/?aff=TM&amp;gclid=CjwKCAjw6fyXBhBgEiwAhhiZsutAMnb0AVffojSwCucUQnr7pd0eEDrN_NyHtxPNcrdzc0V4YgUhpRoC9N4QAvD_BwE" office:target-frame-name="_blank" xlink:show="new" text:style-name="Internet_20_link" text:visited-style-name="Visited_20_Internet_20_Link">https://www.templatemonster.com/prestashop-themes/tag/e-commerce/?aff=TM&amp;gclid=CjwKCAjw6fyXBhBgEiwAhhiZsutAMnb0AVffojSwCucUQnr7pd0eEDrN_NyHtxPNcrdzc0V4YgUhpRoC9N4QAvD_BwE</text:a></text:p>
      <text:p text:style-name="Standard">Diego Mansilla</text:p>
      <text:p text:style-name="Standard">16:38</text:p>
      <text:p text:style-name="Standard">REST , gRPC, HTTP y otros modelos de comunicacion</text:p>
      <text:p text:style-name="Standard">Diego Mansilla</text:p>
      <text:p text:style-name="Standard">17:46</text:p>
      <text:p text:style-name="Standard"><text:a xlink:type="simple" xlink:href="https://docs.google.com/document/d/1fzVHHX5oMqThtQrMXS2ztkxhg5Fo1j9L9hyjp06v_lo/edit?usp=sharing" office:target-frame-name="_blank" xlink:show="new" text:style-name="Internet_20_link" text:visited-style-name="Visited_20_Internet_20_Link">https://docs.google.com/document/d/1fzVHHX5oMqThtQrMXS2ztkxhg5Fo1j9L9hyjp06v_lo/edit?usp=sharing</text:a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9T17:46:48.150000000</meta:creation-date>
    <dc:date>2022-08-19T17:57:50.488000000</dc:date>
    <meta:editing-duration>PT52S</meta:editing-duration>
    <meta:editing-cycles>1</meta:editing-cycles>
    <meta:document-statistic meta:table-count="0" meta:image-count="0" meta:object-count="0" meta:page-count="1" meta:paragraph-count="10" meta:word-count="21" meta:character-count="384" meta:non-whitespace-character-count="373"/>
    <meta:generator>LibreOffice/7.3.2.2$Windows_X86_64 LibreOffice_project/49f2b1bff42cfccbd8f788c8dc32c1c309559be0</meta:generator>
  </office:meta>
</office:document-meta>
</file>